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-complex="Times New Roman1" style:font-weight-complex="bold"/>
    </style:style>
    <style:style style:name="P3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style:font-size-asian="11pt" style:font-name-complex="Arial1"/>
    </style:style>
    <style:style style:name="P4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weight="bold" style:font-weight-asian="bold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1" style:master-page-name="Converted2">
      <style:paragraph-properties style:page-number="2"/>
    </style:style>
    <style:style style:name="P9" style:family="paragraph" style:parent-style-name="Heading_20_1">
      <style:text-properties officeooo:paragraph-rsid="0023e35f"/>
    </style:style>
    <style:style style:name="P10" style:family="paragraph" style:parent-style-name="Heading_20_2">
      <style:text-properties officeooo:paragraph-rsid="000ece62"/>
    </style:style>
    <style:style style:name="P11" style:family="paragraph" style:parent-style-name="Heading_20_2">
      <style:text-properties officeooo:paragraph-rsid="001208c9"/>
    </style:style>
    <style:style style:name="P12" style:family="paragraph" style:parent-style-name="Heading_20_2">
      <style:text-properties officeooo:paragraph-rsid="001ec673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3"/>
    <style:style style:name="P15" style:family="paragraph" style:parent-style-name="List_20_Paragraph" style:list-style-name="WWNum14"/>
    <style:style style:name="P16" style:family="paragraph" style:parent-style-name="List_20_Paragraph" style:list-style-name="WWNum15"/>
    <style:style style:name="P17" style:family="paragraph" style:parent-style-name="List_20_Paragraph" style:list-style-name="WWNum16"/>
    <style:style style:name="P18" style:family="paragraph" style:parent-style-name="List_20_Paragraph" style:list-style-name="WWNum17"/>
    <style:style style:name="P19" style:family="paragraph" style:parent-style-name="List_20_Paragraph" style:list-style-name="WWNum18"/>
    <style:style style:name="P20" style:family="paragraph" style:parent-style-name="List_20_Paragraph" style:list-style-name="WWNum19"/>
    <style:style style:name="P21" style:family="paragraph" style:parent-style-name="List_20_Paragraph" style:list-style-name="WWNum20"/>
    <style:style style:name="P22" style:family="paragraph" style:parent-style-name="List_20_Paragraph" style:list-style-name="WWNum21"/>
    <style:style style:name="P23" style:family="paragraph" style:parent-style-name="List_20_Paragraph" style:list-style-name="">
      <style:paragraph-properties fo:margin-left="0cm" fo:margin-right="0cm" fo:text-indent="1.251cm" style:auto-text-indent="false"/>
    </style:style>
    <style:style style:name="P24" style:family="paragraph" style:parent-style-name="Standard" style:master-page-name="Standard">
      <style:paragraph-properties fo:margin-top="0cm" fo:margin-bottom="0.212cm" style:contextual-spacing="true" fo:text-align="center" style:justify-single-word="false" style:page-number="1"/>
      <style:text-properties style:font-name="Arial" fo:font-size="11pt" style:font-size-asian="11pt" style:font-name-complex="Arial1"/>
    </style:style>
    <style:style style:name="P25" style:family="paragraph" style:parent-style-name="Standard">
      <style:paragraph-properties fo:margin-top="0cm" fo:margin-bottom="0.212cm" style:contextual-spacing="true" fo:text-align="center" style:justify-single-word="false"/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Times New Roman" fo:font-size="14pt" style:font-size-asian="14pt" style:font-name-complex="Arial1" style:font-size-complex="14pt"/>
    </style:style>
    <style:style style:name="P27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Arial" fo:font-size="11pt" officeooo:paragraph-rsid="0007bb22" style:font-size-asian="11pt" style:font-name-complex="Arial1"/>
    </style:style>
    <style:style style:name="P28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top="0cm" fo:margin-bottom="0.212cm" style:contextual-spacing="true" fo:text-align="center" style:justify-single-word="false"/>
      <style:text-properties style:font-name="Times New Roman" fo:font-weight="bold" style:font-weight-asian="bold" style:font-name-complex="Times New Roman1"/>
    </style:style>
    <style:style style:name="P30" style:family="paragraph" style:parent-style-name="Standard">
      <style:paragraph-properties fo:margin-top="0cm" fo:margin-bottom="0.212cm" style:contextual-spacing="true" fo:text-align="end" style:justify-single-word="false"/>
      <style:text-properties style:font-name="Times New Roman" style:font-name-complex="Arial1"/>
    </style:style>
    <style:style style:name="P31" style:family="paragraph" style:parent-style-name="Standard">
      <style:text-properties style:font-name-complex="Times New Roman1" style:font-weight-complex="bold"/>
    </style:style>
    <style:style style:name="P32" style:family="paragraph" style:parent-style-name="Standard" style:list-style-name="WWNum11"/>
    <style:style style:name="P33" style:family="paragraph" style:parent-style-name="Standard">
      <style:text-properties style:use-window-font-color="true" loext:opacity="0%" fo:font-size="14pt" fo:language="en" fo:country="US" officeooo:rsid="0009ab67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P34" style:family="paragraph" style:parent-style-name="Standard">
      <style:text-properties fo:language="ru" fo:country="RU"/>
    </style:style>
    <style:style style:name="P35" style:family="paragraph" style:parent-style-name="Standard">
      <style:text-properties fo:language="ru" fo:country="RU" officeooo:paragraph-rsid="000ece62"/>
    </style:style>
    <style:style style:name="P36" style:family="paragraph" style:parent-style-name="Standard">
      <style:text-properties fo:language="ru" fo:country="RU" officeooo:rsid="0014faa5" officeooo:paragraph-rsid="0014faa5"/>
    </style:style>
    <style:style style:name="P37" style:family="paragraph" style:parent-style-name="Standard">
      <style:text-properties fo:language="ru" fo:country="RU" fo:font-weight="bold" officeooo:rsid="00215326" officeooo:paragraph-rsid="00215326" style:font-weight-asian="bold" style:font-weight-complex="bold"/>
    </style:style>
    <style:style style:name="P38" style:family="paragraph" style:parent-style-name="Standard" style:list-style-name="WWNum11">
      <style:text-properties officeooo:rsid="000a1d61" officeooo:paragraph-rsid="000a1d61"/>
    </style:style>
    <style:style style:name="P39" style:family="paragraph" style:parent-style-name="Standard">
      <style:text-properties officeooo:rsid="000c0a90" officeooo:paragraph-rsid="000c0a90"/>
    </style:style>
    <style:style style:name="P40" style:family="paragraph" style:parent-style-name="Standard">
      <style:text-properties officeooo:rsid="000c0a90" officeooo:paragraph-rsid="000ece62"/>
    </style:style>
    <style:style style:name="P41" style:family="paragraph" style:parent-style-name="Standard">
      <style:text-properties officeooo:rsid="000ece62" officeooo:paragraph-rsid="000ece62"/>
    </style:style>
    <style:style style:name="P42" style:family="paragraph" style:parent-style-name="Standard">
      <style:text-properties officeooo:paragraph-rsid="000ece62"/>
    </style:style>
    <style:style style:name="P43" style:family="paragraph" style:parent-style-name="Standard">
      <style:text-properties officeooo:rsid="001208c9" officeooo:paragraph-rsid="001208c9"/>
    </style:style>
    <style:style style:name="P44" style:family="paragraph" style:parent-style-name="Standard">
      <style:text-properties officeooo:rsid="001208c9" officeooo:paragraph-rsid="001ec673"/>
    </style:style>
    <style:style style:name="P45" style:family="paragraph" style:parent-style-name="Standard">
      <style:text-properties officeooo:paragraph-rsid="001208c9"/>
    </style:style>
    <style:style style:name="P46" style:family="paragraph" style:parent-style-name="Standard">
      <style:text-properties officeooo:rsid="0018d44e" officeooo:paragraph-rsid="0018d44e"/>
    </style:style>
    <style:style style:name="P47" style:family="paragraph" style:parent-style-name="Standard">
      <style:text-properties officeooo:rsid="001a4de1" officeooo:paragraph-rsid="001a4de1"/>
    </style:style>
    <style:style style:name="P48" style:family="paragraph" style:parent-style-name="Standard">
      <style:text-properties officeooo:rsid="001b67b0" officeooo:paragraph-rsid="001b67b0"/>
    </style:style>
    <style:style style:name="P49" style:family="paragraph" style:parent-style-name="Standard">
      <style:text-properties officeooo:paragraph-rsid="001ec673"/>
    </style:style>
    <style:style style:name="P50" style:family="paragraph" style:parent-style-name="Standard">
      <style:text-properties officeooo:rsid="001f2ccd" officeooo:paragraph-rsid="001f2ccd"/>
    </style:style>
    <style:style style:name="P51" style:family="paragraph" style:parent-style-name="Standard">
      <style:text-properties fo:font-weight="bold" officeooo:rsid="00224cc2" officeooo:paragraph-rsid="00224cc2" style:font-weight-asian="bold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true" fo:text-align="center" style:justify-single-word="false" fo:orphans="0" fo:widows="0" fo:hyphenation-ladder-count="no-limit" fo:text-indent="0cm" style:auto-text-indent="false"/>
      <style:text-properties style:font-name="Times New Roman" fo:language="ru" fo:country="RU" officeooo:rsid="0025ce25" officeooo:paragraph-rsid="0025ce25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6d4c7" officeooo:paragraph-rsid="0026d4c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0a90"/>
    </style:style>
    <style:style style:name="T3" style:family="text">
      <style:text-properties fo:language="en" fo:country="US" officeooo:rsid="001ce60c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name-complex="Times New Roman1"/>
    </style:style>
    <style:style style:name="T6" style:family="text">
      <style:text-properties fo:font-weight="bold" style:font-weight-asian="bold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08c9" style:font-weight-asian="bold" style:font-weight-complex="bold"/>
    </style:style>
    <style:style style:name="T9" style:family="text">
      <style:text-properties style:use-window-font-color="true" loext:opacity="0%" fo:font-size="14pt" fo:language="ru" fo:country="RU" fo:font-weight="bold" style:letter-kerning="false" style:font-name-asian="Calibri1" style:font-size-asian="14pt" style:language-asian="en" style:country-asian="US" style:font-weight-asian="bold" style:font-size-complex="11pt" style:language-complex="ar" style:country-complex="SA" style:font-weight-complex="bold"/>
    </style:style>
    <style:style style:name="T10" style:family="text">
      <style:text-properties style:use-window-font-color="true" loext:opacity="0%" fo:font-size="14pt" fo:language="ru" fo:country="RU" fo:font-weight="bold" officeooo:rsid="000c0a90" style:letter-kerning="false" style:font-name-asian="Calibri1" style:font-size-asian="14pt" style:language-asian="en" style:country-asian="US" style:font-weight-asian="bold" style:font-size-complex="11pt" style:language-complex="ar" style:country-complex="SA" style:font-weight-complex="bold"/>
    </style:style>
    <style:style style:name="T11" style:family="text">
      <style:text-properties style:use-window-font-color="true" loext:opacity="0%" fo:font-size="14pt" fo:language="ru" fo:country="RU" fo:font-weight="bold" officeooo:rsid="001ec673" style:letter-kerning="false" style:font-name-asian="Calibri1" style:font-size-asian="14pt" style:language-asian="en" style:country-asian="US" style:font-weight-asian="bold" style:font-size-complex="11pt" style:language-complex="ar" style:country-complex="SA" style:font-weight-complex="bold"/>
    </style:style>
    <style:style style:name="T12" style:family="text">
      <style:text-properties style:use-window-font-color="true" loext:opacity="0%" fo:font-size="14pt" fo:language="ru" fo:country="RU" fo:font-weight="bold" style:letter-kerning="false" style:font-size-asian="14pt" style:language-asian="en" style:country-asian="US" style:font-weight-asian="bold" style:font-size-complex="13pt" style:language-complex="ar" style:country-complex="SA"/>
    </style:style>
    <style:style style:name="T13" style:family="text">
      <style:text-properties style:use-window-font-color="true" loext:opacity="0%" fo:font-size="14pt" fo:language="ru" fo:country="RU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4" style:family="text">
      <style:text-properties style:use-window-font-color="true" loext:opacity="0%" fo:font-size="14pt" fo:language="ru" fo:country="RU" officeooo:rsid="000c0a90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5" style:family="text">
      <style:text-properties style:use-window-font-color="true" loext:opacity="0%" fo:font-size="14pt" fo:language="ru" fo:country="RU" officeooo:rsid="001ec673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6" style:family="text">
      <style:text-properties style:use-window-font-color="true" loext:opacity="0%" fo:font-size="14pt" fo:language="ru" fo:country="RU" officeooo:rsid="00231e52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7" style:family="text">
      <style:text-properties style:use-window-font-color="true" loext:opacity="0%" style:font-name="Times New Roman" fo:font-size="14pt" fo:language="ru" fo:country="RU" fo:font-weight="bold" officeooo:rsid="000c0a90" style:letter-kerning="false" style:font-name-asian="Calibri1" style:font-size-asian="14pt" style:language-asian="en" style:country-asian="US" style:font-weight-asian="bold" style:font-name-complex="Tahoma" style:font-size-complex="13pt" style:language-complex="ar" style:country-complex="SA"/>
    </style:style>
    <style:style style:name="T18" style:family="text">
      <style:text-properties style:use-window-font-color="true" loext:opacity="0%" style:font-name="Times New Roman" fo:font-size="14pt" fo:language="ru" fo:country="RU" fo:font-weight="bold" officeooo:rsid="000ece62" style:letter-kerning="false" style:font-name-asian="Calibri1" style:font-size-asian="14pt" style:language-asian="en" style:country-asian="US" style:font-weight-asian="bold" style:font-name-complex="Tahoma" style:font-size-complex="13pt" style:language-complex="ar" style:country-complex="SA"/>
    </style:style>
    <style:style style:name="T19" style:family="text">
      <style:text-properties style:use-window-font-color="true" loext:opacity="0%" style:font-name="Times New Roman" fo:font-size="14pt" fo:language="ru" fo:country="RU" fo:font-weight="bold" officeooo:rsid="001208c9" style:letter-kerning="false" style:font-name-asian="Calibri1" style:font-size-asian="14pt" style:language-asian="en" style:country-asian="US" style:font-weight-asian="bold" style:font-name-complex="Tahoma" style:font-size-complex="13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ru" fo:country="RU" fo:font-weight="bold" officeooo:rsid="00224cc2" style:letter-kerning="false" style:font-name-asian="Calibri1" style:font-size-asian="14pt" style:language-asian="en" style:country-asian="US" style:font-weight-asian="bold" style:font-name-complex="Tahoma" style:font-size-complex="13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2" style:family="text">
      <style:text-properties style:use-window-font-color="true" loext:opacity="0%" style:font-name="Times New Roman" fo:font-size="14pt" fo:language="ru" fo:country="RU" fo:font-weight="bold" officeooo:rsid="000c0a90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3" style:family="text">
      <style:text-properties style:use-window-font-color="true" loext:opacity="0%" style:font-name="Times New Roman" fo:font-size="14pt" fo:language="ru" fo:country="RU" fo:font-weight="bold" officeooo:rsid="000ece62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4" style:family="text">
      <style:text-properties style:use-window-font-color="true" loext:opacity="0%" style:font-name="Times New Roman" fo:font-size="14pt" fo:language="ru" fo:country="RU" fo:font-weight="bold" officeooo:rsid="001c9f70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5" style:family="text">
      <style:text-properties style:use-window-font-color="true" loext:opacity="0%" style:font-name="Times New Roman" fo:font-size="14pt" fo:language="ru" fo:country="RU" fo:font-weight="bold" officeooo:rsid="001a4de1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6" style:family="text">
      <style:text-properties style:use-window-font-color="true" loext:opacity="0%" style:font-name="Times New Roman" fo:font-size="14pt" fo:language="ru" fo:country="RU" fo:font-weight="bold" officeooo:rsid="001208c9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7" style:family="text">
      <style:text-properties style:use-window-font-color="true" loext:opacity="0%" style:font-name="Times New Roman" fo:font-size="14pt" fo:language="ru" fo:country="RU" fo:font-weight="bold" officeooo:rsid="0014faa5" style:letter-kerning="false" style:font-name-asian="Calibri1" style:font-size-asian="14pt" style:language-asian="en" style:country-asian="US" style:font-weight-asian="bold" style:font-name-complex="Tahoma" style:font-size-complex="11pt" style:language-complex="ar" style:country-complex="SA" style:font-weight-complex="bold"/>
    </style:style>
    <style:style style:name="T28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0a1d61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0c0a90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officeooo:rsid="000ece62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2" style:family="text">
      <style:text-properties style:use-window-font-color="true" loext:opacity="0%" style:font-name="Times New Roman" fo:font-size="14pt" fo:language="ru" fo:country="RU" officeooo:rsid="001304d8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3" style:family="text">
      <style:text-properties style:use-window-font-color="true" loext:opacity="0%" style:font-name="Times New Roman" fo:font-size="14pt" fo:language="ru" fo:country="RU" officeooo:rsid="0014faa5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4" style:family="text">
      <style:text-properties style:use-window-font-color="true" loext:opacity="0%" style:font-name="Times New Roman" fo:font-size="14pt" fo:language="ru" fo:country="RU" officeooo:rsid="001c9f70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5" style:family="text">
      <style:text-properties style:use-window-font-color="true" loext:opacity="0%" style:font-name="Times New Roman" fo:font-size="14pt" fo:language="ru" fo:country="RU" officeooo:rsid="00224cc2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6" style:family="text">
      <style:text-properties style:use-window-font-color="true" loext:opacity="0%" style:font-name="Times New Roman" fo:font-size="14pt" fo:language="ru" fo:country="RU" fo:font-weight="normal" officeooo:rsid="001ec673" style:letter-kerning="false" style:font-name-asian="Calibri1" style:font-size-asian="14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T37" style:family="text">
      <style:text-properties style:use-window-font-color="true" loext:opacity="0%" style:font-name="Times New Roman" fo:font-size="14pt" fo:language="ru" fo:country="RU" fo:font-weight="normal" officeooo:rsid="001f2ccd" style:letter-kerning="false" style:font-name-asian="Calibri1" style:font-size-asian="14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T38" style:family="text">
      <style:text-properties style:use-window-font-color="true" loext:opacity="0%" style:font-name="Times New Roman" fo:font-size="14pt" fo:language="en" fo:country="US" officeooo:rsid="000a1d61" style:letter-kerning="false" style:font-name-asian="Calibri1" style:font-size-asian="14pt" style:language-asian="en" style:country-asian="US" style:font-name-complex="Tahoma" style:font-size-complex="11pt" style:language-complex="ar" style:country-complex="SA"/>
    </style:style>
    <style:style style:name="T39" style:family="text">
      <style:text-properties style:font-name-complex="Times New Roman1" style:font-weight-complex="bold"/>
    </style:style>
    <style:style style:name="T40" style:family="text">
      <style:text-properties fo:text-transform="uppercase" style:use-window-font-color="true" loext:opacity="0%" fo:font-size="14pt" fo:language="ru" fo:country="RU" fo:font-weight="bold" style:letter-kerning="false" style:font-size-asian="14pt" style:language-asian="en" style:country-asian="US" style:font-weight-asian="bold" style:font-size-complex="16pt" style:language-complex="ar" style:country-complex="SA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0c0a90"/>
    </style:style>
    <style:style style:name="T43" style:family="text">
      <style:text-properties fo:language="ru" fo:country="RU" officeooo:rsid="000d8c5c"/>
    </style:style>
    <style:style style:name="T44" style:family="text">
      <style:text-properties fo:language="ru" fo:country="RU" officeooo:rsid="000ece62"/>
    </style:style>
    <style:style style:name="T45" style:family="text">
      <style:text-properties fo:language="ru" fo:country="RU" fo:font-weight="bold" style:font-weight-asian="bold" style:font-weight-complex="bold"/>
    </style:style>
    <style:style style:name="T46" style:family="text">
      <style:text-properties fo:language="ru" fo:country="RU" fo:font-weight="bold" officeooo:rsid="000d8c5c" style:font-weight-asian="bold" style:font-weight-complex="bold"/>
    </style:style>
    <style:style style:name="T47" style:family="text">
      <style:text-properties fo:language="ru" fo:country="RU" officeooo:rsid="001ce60c"/>
    </style:style>
    <style:style style:name="T48" style:family="text">
      <style:text-properties fo:language="ru" fo:country="RU" officeooo:rsid="001ec673"/>
    </style:style>
    <style:style style:name="T49" style:family="text">
      <style:text-properties officeooo:rsid="000a1d61"/>
    </style:style>
    <style:style style:name="T50" style:family="text">
      <style:text-properties officeooo:rsid="000c0a90"/>
    </style:style>
    <style:style style:name="T51" style:family="text">
      <style:text-properties officeooo:rsid="000d8c5c"/>
    </style:style>
    <style:style style:name="T52" style:family="text">
      <style:text-properties officeooo:rsid="000ece62"/>
    </style:style>
    <style:style style:name="T53" style:family="text">
      <style:text-properties officeooo:rsid="00119fc2"/>
    </style:style>
    <style:style style:name="T54" style:family="text">
      <style:text-properties officeooo:rsid="001208c9"/>
    </style:style>
    <style:style style:name="T55" style:family="text">
      <style:text-properties officeooo:rsid="001304d8"/>
    </style:style>
    <style:style style:name="T56" style:family="text">
      <style:text-properties officeooo:rsid="0017d283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officeooo:rsid="001ce60c"/>
    </style:style>
    <style:style style:name="T59" style:family="text">
      <style:text-properties officeooo:rsid="001ec67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officeooo:rsid="00276a8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5">C</text:span><text:span text:style-name="T6">айт</text:span></text:p>
      <text:p text:style-name="P29">ИНФОРМАЦИОННЫЙ ПОРТАЛ О ПРОЕКТНОМ МЕНЕДЖМЕНТЕ</text:p>
      <text:p text:style-name="P25">Анализ ЦА</text:p>
      <text:p text:style-name="P28"><text:span text:style-name="T6">Листов 1</text:span><text:bookmark text:name="_GoBack"/><text:span text:style-name="T6">3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3"><text:span text:style-name="T61">Документ а</text:span>ктуален по состоянию на 10.12.2020</text:p>
          </table:table-cell>
          <table:table-cell table:style-name="Таблица2.A1" office:value-type="string">
            <text:p text:style-name="P52">Разработал: Наконечный П.А.</text:p>
          </table:table-cell>
        </table:table-row>
      </table:table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3"/>
      <text:p text:style-name="P3"/>
      <text:p text:style-name="P26">2020</text:p>
      <text:table-of-content text:style-name="Sect1" text:protected="true" text:name="Оглавление1">
        <text:table-of-content-source text:outline-level="3" text:use-index-marks="false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8" text:outline-level="1">Содержание</text:h>
          </text:index-title>
          <text:p text:style-name="P6"><text:a xlink:type="simple" xlink:href="#__RefHeading___Toc849_2441561362" text:style-name="Index_20_Link" text:visited-style-name="Index_20_Link">1 Термины, используемые в документе<text:tab/>4</text:a></text:p>
          <text:p text:style-name="P6"><text:a xlink:type="simple" xlink:href="#__RefHeading___Toc851_2441561362" text:style-name="Index_20_Link" text:visited-style-name="Index_20_Link">2 Общие положения<text:tab/>5</text:a></text:p>
          <text:p text:style-name="P7"><text:a xlink:type="simple" xlink:href="#__RefHeading___Toc853_2441561362" text:style-name="Index_20_Link" text:visited-style-name="Index_20_Link">2.1 Основание для разработки программы<text:tab/>5</text:a></text:p>
          <text:p text:style-name="P7"><text:a xlink:type="simple" xlink:href="#__RefHeading___Toc855_2441561362" text:style-name="Index_20_Link" text:visited-style-name="Index_20_Link">2.2 Название проекта<text:tab/>5</text:a></text:p>
          <text:p text:style-name="P7"><text:a xlink:type="simple" xlink:href="#__RefHeading___Toc857_2441561362" text:style-name="Index_20_Link" text:visited-style-name="Index_20_Link">2.3 Заказчики<text:tab/>5</text:a></text:p>
          <text:p text:style-name="P7"><text:a xlink:type="simple" xlink:href="#__RefHeading___Toc859_2441561362" text:style-name="Index_20_Link" text:visited-style-name="Index_20_Link">2.4 Разработчики<text:tab/>5</text:a></text:p>
          <text:p text:style-name="P7"><text:a xlink:type="simple" xlink:href="#__RefHeading___Toc861_2441561362" text:style-name="Index_20_Link" text:visited-style-name="Index_20_Link">2.5 Порядок оформления и предъявления заказчику результатов работ<text:tab/>6</text:a></text:p>
          <text:p text:style-name="P6"><text:a xlink:type="simple" xlink:href="#__RefHeading___Toc863_2441561362" text:style-name="Index_20_Link" text:visited-style-name="Index_20_Link">3 Назначение и цели создания системы<text:tab/>7</text:a></text:p>
          <text:p text:style-name="P7"><text:a xlink:type="simple" xlink:href="#__RefHeading___Toc865_2441561362" text:style-name="Index_20_Link" text:visited-style-name="Index_20_Link">3.1 Назначение системы<text:tab/>7</text:a></text:p>
          <text:p text:style-name="P7"><text:a xlink:type="simple" xlink:href="#__RefHeading___Toc867_2441561362" text:style-name="Index_20_Link" text:visited-style-name="Index_20_Link">3.2 Цели создания системы<text:tab/>7</text:a></text:p>
          <text:p text:style-name="P7"><text:a xlink:type="simple" xlink:href="#__RefHeading___Toc869_2441561362" text:style-name="Index_20_Link" text:visited-style-name="Index_20_Link">3.3 Критерии достижения целей<text:tab/>7</text:a></text:p>
          <text:p text:style-name="P6"><text:a xlink:type="simple" xlink:href="#__RefHeading___Toc871_2441561362" text:style-name="Index_20_Link" text:visited-style-name="Index_20_Link">4 Сегменты целевой аудитории<text:tab/>8</text:a></text:p>
          <text:p text:style-name="P6"><text:a xlink:type="simple" xlink:href="#__RefHeading___Toc911_2441561362" text:style-name="Index_20_Link" text:visited-style-name="Index_20_Link">5 Портреты аудиторий<text:tab/>9</text:a></text:p>
          <text:p text:style-name="P7"><text:a xlink:type="simple" xlink:href="#__RefHeading___Toc913_2441561362" text:style-name="Index_20_Link" text:visited-style-name="Index_20_Link">5.1 Общие характеристики<text:tab/>9</text:a></text:p>
          <text:p text:style-name="P7"><text:a xlink:type="simple" xlink:href="#__RefHeading___Toc915_2441561362" text:style-name="Index_20_Link" text:visited-style-name="Index_20_Link">5.2 Обучающиеся<text:tab/>9</text:a></text:p>
          <text:p text:style-name="P7"><text:a xlink:type="simple" xlink:href="#__RefHeading___Toc917_2441561362" text:style-name="Index_20_Link" text:visited-style-name="Index_20_Link">5.3 Молодые специалисты<text:tab/>9</text:a></text:p>
          <text:p text:style-name="P7"><text:a xlink:type="simple" xlink:href="#__RefHeading___Toc919_2441561362" text:style-name="Index_20_Link" text:visited-style-name="Index_20_Link">5.4 Переквалифицирующиеся<text:tab/>9</text:a></text:p>
          <text:p text:style-name="P7"><text:a xlink:type="simple" xlink:href="#__RefHeading___Toc921_2441561362" text:style-name="Index_20_Link" text:visited-style-name="Index_20_Link">5.5 Специалисты других профессий<text:tab/>10</text:a></text:p>
          <text:p text:style-name="P6"><text:a xlink:type="simple" xlink:href="#__RefHeading___Toc923_2441561362" text:style-name="Index_20_Link" text:visited-style-name="Index_20_Link">6 Проблематика<text:tab/>11</text:a></text:p>
          <text:p text:style-name="P7"><text:a xlink:type="simple" xlink:href="#__RefHeading___Toc925_2441561362" text:style-name="Index_20_Link" text:visited-style-name="Index_20_Link">6.1 Общая проблема<text:tab/>11</text:a></text:p>
          <text:p text:style-name="P7"><text:a xlink:type="simple" xlink:href="#__RefHeading___Toc927_2441561362" text:style-name="Index_20_Link" text:visited-style-name="Index_20_Link">6.2 Проблема обучающегося<text:tab/>11</text:a></text:p>
          <text:p text:style-name="P7"><text:a xlink:type="simple" xlink:href="#__RefHeading___Toc929_2441561362" text:style-name="Index_20_Link" text:visited-style-name="Index_20_Link">6.3 Проблема молодого специалиста<text:tab/>11</text:a></text:p>
          <text:p text:style-name="P7"><text:a xlink:type="simple" xlink:href="#__RefHeading___Toc931_2441561362" text:style-name="Index_20_Link" text:visited-style-name="Index_20_Link">6.4 Проблема переквалифицирующегося<text:tab/>11</text:a></text:p>
          <text:p text:style-name="P7"><text:a xlink:type="simple" xlink:href="#__RefHeading___Toc933_2441561362" text:style-name="Index_20_Link" text:visited-style-name="Index_20_Link">6.5 Проблема специалистов других профессий<text:tab/>11</text:a></text:p>
          <text:p text:style-name="P6"><text:a xlink:type="simple" xlink:href="#__RefHeading___Toc935_2441561362" text:style-name="Index_20_Link" text:visited-style-name="Index_20_Link">7 Решения проблем<text:tab/>12</text:a></text:p>
          <text:p text:style-name="P7"><text:a xlink:type="simple" xlink:href="#__RefHeading___Toc937_2441561362" text:style-name="Index_20_Link" text:visited-style-name="Index_20_Link">7.1 Решение общей проблемы<text:tab/>12</text:a></text:p>
          <text:p text:style-name="P7"><text:soft-page-break/><text:a xlink:type="simple" xlink:href="#__RefHeading___Toc939_2441561362" text:style-name="Index_20_Link" text:visited-style-name="Index_20_Link">7.2 Решение проблемы учащихся<text:tab/>12</text:a></text:p>
          <text:p text:style-name="P7"><text:a xlink:type="simple" xlink:href="#__RefHeading___Toc941_2441561362" text:style-name="Index_20_Link" text:visited-style-name="Index_20_Link">7.3 Решение проблемы молодых специалистов<text:tab/>12</text:a></text:p>
          <text:p text:style-name="P7"><text:a xlink:type="simple" xlink:href="#__RefHeading___Toc943_2441561362" text:style-name="Index_20_Link" text:visited-style-name="Index_20_Link">7.4 Решение проблемы переквалифицирующихся<text:tab/>12</text:a></text:p>
          <text:p text:style-name="P7"><text:a xlink:type="simple" xlink:href="#__RefHeading___Toc945_2441561362" text:style-name="Index_20_Link" text:visited-style-name="Index_20_Link">7.5 Решение проблемы специалистов других профессий<text:tab/>12</text:a></text:p>
          <text:p text:style-name="P6"><text:a xlink:type="simple" xlink:href="#__RefHeading___Toc897_2441561362" text:style-name="Index_20_Link" text:visited-style-name="Index_20_Link">8 Дополнительная информация<text:tab/>13</text:a></text:p>
        </text:index-body>
      </text:table-of-content>
      <text:p text:style-name="Standard"/>
      <text:h text:style-name="Heading_20_1" text:outline-level="1"><text:bookmark-start text:name="_Toc55473600"/><text:bookmark-start text:name="__RefHeading___Toc849_2441561362"/>1 Термины, используемые в документе<text:bookmark-end text:name="_Toc55473600"/><text:bookmark-end text:name="__RefHeading___Toc849_2441561362"/></text:h>
      <text:list xml:id="list2726320927" text:style-name="WWNum1">
        <text:list-item>
          <text:p text:style-name="P13">Сайт – совокупность программ для ЭВМ, доступ к которой обеспечивается посредством информационно-телекоммуникационной сети «Интернет» (далее – интернет) по доменным именам или по сетевым адресам, позволяющим идентифицировать сайты в сети «Интернет».</text:p>
        </text:list-item>
        <text:list-item>
          <text:p text:style-name="P13">CMS (Content Management System) – программный продукт, позволяющий осуществлять создание сайтов и управление контентом на сайтах.</text:p>
        </text:list-item>
        <text:list-item>
          <text:p text:style-name="P13">Wordpress – одна из CMS, написанная на языке программирования P<text:span text:style-name="T1">HP</text:span>.</text:p>
        </text:list-item>
        <text:list-item>
          <text:p text:style-name="P13">Проектный менеджмент – область знаний, включающая в себя принципы, методики, практики, фреймворки, применяемые при управлении проектами.</text:p>
        </text:list-item>
        <text:list-item>
          <text:p text:style-name="P13">Контент – текстографическое содержимое сайта, публикуемое в формате постов или страниц.</text:p>
        </text:list-item>
        <text:list-item>
          <text:p text:style-name="P13">Статья, пост, публикация – уникальная единица контента, являющаяся частью контента. Имеет дату публикации и автора.</text:p>
        </text:list-item>
        <text:list-item>
          <text:p text:style-name="P13">Страница (единица контента) – статичная информационная страница сайта, не имеющая даты публикации или автора.</text:p>
        </text:list-item>
        <text:list-item>
          <text:p text:style-name="P13">Страница сайта – результат выходных данных на запрос по определенному <text:span text:style-name="T4">URL</text:span>.</text:p>
        </text:list-item>
        <text:list-item>
          <text:p text:style-name="P13">HTTP – протокол, используемый для разработки веб-сайтов, открываемых в браузере пользователя.</text:p>
        </text:list-item>
        <text:list-item>
          <text:p text:style-name="P13">БД (База Данных) – программный продукт, осуществляющий управление данными, а также предоставляющий <text:span text:style-name="T1">API</text:span> для работы с ними.</text:p>
        </text:list-item>
        <text:list-item>
          <text:p text:style-name="P13">Сайдбар – блок сайта, расположенный справа или слева от основного содержимого страницы, состоит из виджетов.</text:p>
        </text:list-item>
      </text:list>
      <text:h text:style-name="Heading_20_1" text:outline-level="1"><text:bookmark-start text:name="_Toc52722531"/><text:bookmark-start text:name="_Toc55473601"/><text:bookmark-start text:name="__RefHeading___Toc851_2441561362"/>2 Общие положения<text:bookmark-end text:name="_Toc52722531"/><text:bookmark-end text:name="_Toc55473601"/><text:bookmark-end text:name="__RefHeading___Toc851_2441561362"/></text:h>
      <text:h text:style-name="Heading_20_2" text:outline-level="2"><text:bookmark-start text:name="_Toc55473602"/><text:bookmark-start text:name="__RefHeading___Toc853_2441561362"/>2.1 Основание для разработки программы<text:bookmark-end text:name="_Toc55473602"/><text:bookmark-end text:name="__RefHeading___Toc853_2441561362"/></text:h>
      <text:p text:style-name="Standard">Разработка настоящего документа предусмотрена техническим заданием №1 от <text:span text:style-name="T39">15.10.2020 на сайт «Информационный портал о проектном менеджменте» (далее – «техническое задание»), эскизным проектом №1 от 22.10.2020, (далее – «эскизный проект»), а также техническим проектом №1 от 22.10.2020 (далее – «технический проект»).</text:span></text:p>
      <text:p text:style-name="Standard"/>
      <text:h text:style-name="Heading_20_2" text:outline-level="2"><text:bookmark-start text:name="_Toc52722532"/><text:bookmark-start text:name="_Toc55473603"/><text:bookmark-start text:name="__RefHeading___Toc855_2441561362"/>2.2 Название проекта<text:bookmark-end text:name="_Toc52722532"/><text:bookmark-end text:name="_Toc55473603"/><text:bookmark-end text:name="__RefHeading___Toc855_2441561362"/></text:h>
      <text:p text:style-name="Standard">Полное наименование проекта: информационный портал «Проектный менеджмент простым языком».</text:p>
      <text:p text:style-name="Standard">Краткое наименование проекта: «<text:span text:style-name="T39">Информационный портал о проектном менеджменте».</text:span></text:p>
      <text:p text:style-name="P2">Далее – сайт.</text:p>
      <text:p text:style-name="P2"/>
      <text:h text:style-name="Heading_20_2" text:outline-level="2"><text:bookmark-start text:name="_Toc52722533"/><text:bookmark-start text:name="_Toc55473604"/><text:bookmark-start text:name="__RefHeading___Toc857_2441561362"/>2.3 <text:bookmark-end text:name="_Toc52722533"/>Заказчики<text:bookmark-end text:name="_Toc55473604"/><text:bookmark-end text:name="__RefHeading___Toc857_2441561362"/></text:h>
      <text:p text:style-name="Standard">Надзор за выполнением проекта осуществляют:</text:p>
      <text:list xml:id="list120603535289700" text:continue-list="list2726320927" text:style-name="WWNum13">
        <text:list-item text:start-value="1">
          <text:p text:style-name="P14">Смирнова Юлия Владимировна – куратор проекта, ФГБОУ ВО «Московский Политехнический Университет».</text:p>
        </text:list-item>
        <text:list-item text:style-override="WWNum1">
          <text:p text:style-name="P13">Даньшина Марина Владимировна, заместитель декана факультета информационных технологий, ФГБОУ ВО «Московский Политехнический Университет».</text:p>
        </text:list-item>
        <text:list-item text:style-override="WWNum1">
          <text:p text:style-name="P13">Логачёв Максим Сергеевич, руководитель образовательной программы КИС, ФГБОУ ВО «Московский Политехнический Университет».</text:p>
        </text:list-item>
      </text:list>
      <text:p text:style-name="Standard"/>
      <text:h text:style-name="Heading_20_2" text:outline-level="2"><text:bookmark-start text:name="_Toc55473605"/><text:bookmark-start text:name="__RefHeading___Toc859_2441561362"/>2.4 Разработчики<text:bookmark-end text:name="_Toc55473605"/><text:bookmark-end text:name="__RefHeading___Toc859_2441561362"/></text:h>
      <text:p text:style-name="Standard">Команда разработки состоит из следующих специалистов:</text:p>
      <text:list xml:id="list120602872547616" text:continue-list="list120603535289700" text:style-name="WWNum14">
        <text:list-item text:start-value="1">
          <text:p text:style-name="P15">Наконечный Павел - менеджер проекта и технический писатель;</text:p>
        </text:list-item>
        <text:list-item text:style-override="WWNum1">
          <text:p text:style-name="P13"><text:soft-page-break/>Сидоров Вадим – веб-разработчик;</text:p>
        </text:list-item>
        <text:list-item text:style-override="WWNum1">
          <text:p text:style-name="P13">Руднев Никита – веб-разработчик.</text:p>
        </text:list-item>
      </text:list>
      <text:p text:style-name="P23"/>
      <text:h text:style-name="Heading_20_2" text:outline-level="2"><text:bookmark-start text:name="_Toc55473641"/><text:bookmark-start text:name="__RefHeading___Toc861_2441561362"/>2.5 Порядок оформления и предъявления заказчику результатов работ<text:bookmark-end text:name="_Toc55473641"/><text:bookmark-end text:name="__RefHeading___Toc861_2441561362"/></text:h>
      <text:p text:style-name="Standard">Порядок оформления и предъявления заказчику результатов работ определен регламентом Проектной деятельности на факультете информационных технологий ФГБОУ ВО «Московский Политехнический Университет» (<text:a xlink:type="simple" xlink:href="https://pd.fit.mospolytech.ru/" text:style-name="Standard" text:visited-style-name="Standard">https://pd.fit.mospolytech.ru</text:a>).</text:p>
      <text:h text:style-name="Heading_20_1" text:outline-level="1"><text:bookmark-start text:name="_Toc52722534"/><text:bookmark-start text:name="_Toc55473606"/><text:bookmark-start text:name="__RefHeading___Toc863_2441561362"/>3 Назначение и цели создания <text:bookmark-end text:name="_Toc52722534"/>системы<text:bookmark-end text:name="_Toc55473606"/><text:bookmark-end text:name="__RefHeading___Toc863_2441561362"/></text:h>
      <text:h text:style-name="Heading_20_2" text:outline-level="2"><text:bookmark-start text:name="_Toc55473607"/><text:bookmark-start text:name="__RefHeading___Toc865_2441561362"/>3.1 Назначение системы<text:bookmark-end text:name="_Toc55473607"/><text:bookmark-end text:name="__RefHeading___Toc865_2441561362"/></text:h>
      <text:p text:style-name="Standard">Осуществление автоматизации доступа к информации о проектном менеджменте при помощи сайта.</text:p>
      <text:p text:style-name="P5"/>
      <text:h text:style-name="Heading_20_2" text:outline-level="2"><text:bookmark-start text:name="_Toc52722535"/><text:bookmark-start text:name="_Toc55473608"/><text:bookmark-start text:name="__RefHeading___Toc867_2441561362"/>3.2 Цели <text:bookmark-end text:name="_Toc52722535"/>создания системы<text:bookmark-end text:name="_Toc55473608"/><text:bookmark-end text:name="__RefHeading___Toc867_2441561362"/></text:h>
      <text:list xml:id="list120603340989655" text:continue-list="list120602872547616" text:style-name="WWNum15">
        <text:list-item text:start-value="1">
          <text:p text:style-name="P16">Предоставление образовательной информации о проектном менеджменте на русском языке.</text:p>
        </text:list-item>
        <text:list-item text:style-override="WWNum16">
          <text:p text:style-name="P17">Предоставление информации о новшествах в области проектного менеджмента.</text:p>
        </text:list-item>
        <text:list-item text:style-override="WWNum17">
          <text:p text:style-name="P18">Площадка для публикации статей о проектном менеджменте.</text:p>
        </text:list-item>
        <text:list-item text:style-override="WWNum18">
          <text:p text:style-name="P19">Получение опыт работы с CMS Wordpress, разработки на JS, PHP, HTML, CSS, навыки написания проектной документации и внутренних организационно-распорядительных документов, опыт работы с большим объемом текстографического контента, важные навыки работы в команде.</text:p>
        </text:list-item>
      </text:list>
      <text:p text:style-name="Standard"/>
      <text:h text:style-name="Heading_20_2" text:outline-level="2"><text:bookmark-start text:name="_Toc52722536"/><text:bookmark-start text:name="_Toc55473609"/><text:bookmark-start text:name="__RefHeading___Toc869_2441561362"/>3.3 <text:bookmark-end text:name="_Toc52722536"/>Критерии достижения целей<text:bookmark-end text:name="_Toc55473609"/><text:bookmark-end text:name="__RefHeading___Toc869_2441561362"/></text:h>
      <text:p text:style-name="Standard">Для реализации поставленных целей система должна решать следующие задачи:</text:p>
      <text:list xml:id="list120603204917614" text:continue-list="list120603340989655" text:style-name="WWNum19">
        <text:list-item text:start-value="1">
          <text:p text:style-name="P20">Создание программный продукт (портал), позволяющий самостоятельно изучить теоретические основы проектного менеджмента.</text:p>
        </text:list-item>
        <text:list-item text:style-override="WWNum20">
          <text:p text:style-name="P21">Наполнение портал современной информацией о проектном менеджменте.</text:p>
        </text:list-item>
      </text:list>
      <text:p text:style-name="Standard"/>
      <text:p text:style-name="Standard"/>
      <text:h text:style-name="Heading_20_1" text:outline-level="1"><text:bookmark-start text:name="_Toc55473610"/><text:bookmark-start text:name="__RefHeading___Toc871_2441561362"/>4<text:bookmark-end text:name="_Toc55473610"/><text:span text:style-name="T40"> Сегменты целевой аудитории</text:span><text:bookmark-end text:name="__RefHeading___Toc871_2441561362"/></text:h>
      <text:p text:style-name="Standard">Целевую аудиторию проекта можно условно разделить на следующие сегменты:</text:p>
      <text:list xml:id="list2523682402" text:style-name="WWNum11">
        <text:list-item>
          <text:p text:style-name="P32">Обучающиеся (студенты «<text:span text:style-name="T49">Московского Политеха»</text:span>), <text:span text:style-name="T49">которым навыки проектного менеджмента необходимы для успешного завершения дисциплины «Проектная деятельность».</text:span></text:p>
        </text:list-item>
        <text:list-item>
          <text:p text:style-name="P38">Преподаватели и кураторы университета, которые помогают студентам освоить компетенции командной и проектной работы в рамках дисциплины «Проектная деятельность».</text:p>
        </text:list-item>
        <text:list-item>
          <text:p text:style-name="P38">Студенты, которым необходима информация о проектной деятельности в Московском Политехе.</text:p>
        </text:list-item>
        <text:list-item>
          <text:p text:style-name="P38">Преподаватели и студенты, которые изучают проектный менеджмент в рамках иных дисциплин.</text:p>
        </text:list-item>
      </text:list>
      <text:h text:style-name="Heading_20_1" text:outline-level="1"><text:bookmark-start text:name="__RefHeading___Toc911_2441561362"/>5 Портреты аудиторий<text:bookmark-end text:name="__RefHeading___Toc911_2441561362"/></text:h>
      <text:h text:style-name="Heading_20_2" text:outline-level="2"><text:bookmark-start text:name="__RefHeading___Toc913_2441561362"/>5.1 Общие характеристики<text:bookmark-end text:name="__RefHeading___Toc913_2441561362"/></text:h>
      <text:p text:style-name="Standard"><text:span text:style-name="T7">Демографические признаки:</text:span> русскоязычная аудитория, <text:span text:style-name="T29">уровень знания английского от </text:span><text:span text:style-name="T38">A1 </text:span><text:span text:style-name="T29">до </text:span><text:span text:style-name="T38">D2, </text:span><text:span text:style-name="T29">все являются студентами или преподавателями в Московском Политехе.</text:span></text:p>
      <text:p text:style-name="Standard"/>
      <text:h text:style-name="Heading_20_2" text:outline-level="2"><text:bookmark-start text:name="__RefHeading___Toc915_2441561362"/>5.2 Обучающиеся <text:span text:style-name="T54">проектному менеджменту </text:span><text:span text:style-name="T52">в рамках «Проектной деятельности» </text:span><text:span text:style-name="T58">(</text:span><text:span text:style-name="T3">PM</text:span><text:span text:style-name="T47">ы)</text:span><text:bookmark-end text:name="__RefHeading___Toc915_2441561362"/></text:h>
      <text:p text:style-name="Standard"><text:span text:style-name="T7">Демографические признаки:</text:span> до <text:span text:style-name="T34">30</text:span> лет.</text:p>
      <text:p text:style-name="Standard"><text:span text:style-name="T7">Образование:</text:span> <text:span text:style-name="T34">неоконченное</text:span> высшее.</text:p>
      <text:p text:style-name="Standard"><text:span text:style-name="T7">Ценности:</text:span> карьера, профессиональный рост, компетенции.</text:p>
      <text:p text:style-name="P45"><text:span text:style-name="T25">Цели</text:span><text:span text:style-name="T8">: </text:span><text:span text:style-name="T54">получить диплом.</text:span></text:p>
      <text:p text:style-name="P47"><text:span text:style-name="T7">Задачи:</text:span> закончить проект, «закрыть» сессию.</text:p>
      <text:p text:style-name="Standard"><text:span text:style-name="T7">Потребности в информации:</text:span> <text:span text:style-name="T30">удобные практики для небольших горизонтальных команд</text:span>, <text:span text:style-name="T7">способы получения:</text:span> поиск (конкретные запросы), сайты с циклами руководств, <text:span text:style-name="T50">видео с </text:span><text:span text:style-name="T2">YouTube, </text:span><text:span text:style-name="T50">профильная литература.</text:span></text:p>
      <text:p text:style-name="Standard"><text:span text:style-name="T45">Что влияет на выбор:</text:span><text:span text:style-name="T41"> качество контента </text:span><text:span text:style-name="T42">(концентрация полезности на затраты времени)</text:span><text:span text:style-name="T41">, стилистика </text:span><text:span text:style-name="T42">(научный текст </text:span><text:span text:style-name="T2">vs </text:span><text:span text:style-name="T42">видео с мультипликацией)</text:span><text:span text:style-name="T41">, </text:span><text:span text:style-name="T13">понятность </text:span><text:span text:style-name="T14">(необходимые умственные усилия для освоения контента)</text:span><text:span text:style-name="T13">, </text:span><text:span text:style-name="T14">доступность (необходима ли регистрация/плата для доступа к контенту).</text:span></text:p>
      <text:p text:style-name="P48"><text:span text:style-name="T10">П</text:span><text:span text:style-name="T9">роблема:</text:span><text:span text:style-name="T13"> мало кому из студентов действительно хочется становиться проектными менеджерами. Проектный менеджмент им нужен в минимальном объеме, достаточном для успешного завершения проекта. Такие сконцентрированные практики и методики зачастую не найти, либо они не описывают типичных ошибок и проблем на пути.</text:span></text:p>
      <text:p text:style-name="P49"><text:span text:style-name="T11">Решение проблемы:</text:span><text:span text:style-name="T15"> </text:span><text:span text:style-name="T16">обучающий сайт с материалами по проектному менеджменту, уместные в условиях проектной деятельности. Информация о практиках, методиках и наработках от (чужих) кураторов.</text:span></text:p>
      <text:p text:style-name="P33"/>
      <text:h text:style-name="P10" text:outline-level="2"><text:bookmark-start text:name="__RefHeading___Toc917_2441561362"/><text:soft-page-break/>5.3 <text:span text:style-name="T18">Действующие к</text:span><text:span text:style-name="T17">ураторы </text:span><text:span text:style-name="T18">в рамках «Проектной деятельности»</text:span><text:bookmark-end text:name="__RefHeading___Toc917_2441561362"/></text:h>
      <text:p text:style-name="Standard"><text:span text:style-name="T7">Образование: </text:span><text:span text:style-name="T30">высшее неполное или высшее полное.</text:span></text:p>
      <text:p text:style-name="P39"><text:span text:style-name="T21">Опыт работы:</text:span><text:span text:style-name="T28"> академический или рыночный.</text:span></text:p>
      <text:p text:style-name="Standard"><text:span text:style-name="T57">Ценности:</text:span> <text:span text:style-name="T30">обучение молодого поколения, личностный рост.</text:span></text:p>
      <text:p text:style-name="P41"><text:span text:style-name="T22">З</text:span><text:span text:style-name="T21">адачи:</text:span><text:span text:style-name="T28"> поддерживать студентов в процессе освоения дисциплины, обучать студентов.</text:span></text:p>
      <text:p text:style-name="Standard"><text:span text:style-name="T24">Способы получения информации</text:span><text:span text:style-name="T7">:</text:span> <text:span text:style-name="T13">статьи по узким тематикам</text:span>, способы получения: сайты (Хабр и др.), поиск (конкретные запросы),<text:span text:style-name="T1"> </text:span><text:span text:style-name="T41">профессиональная литература, </text:span><text:span text:style-name="T44">курсы.</text:span></text:p>
      <text:p text:style-name="Standard"><text:span text:style-name="T45">Что влияет на выбор:</text:span><text:span text:style-name="T41"> качество контента, стилистика, соответствие информации </text:span><text:span text:style-name="T30">опыту</text:span><text:span text:style-name="T41"> читателя, соответствие информации международным сертификациям,</text:span><text:span text:style-name="T43"> рецензируемость сведений.</text:span></text:p>
      <text:p text:style-name="P46"><text:span text:style-name="T46">П</text:span><text:span text:style-name="T45">роблема:</text:span><text:span text:style-name="T41"> нужно средство обмена опытом, практикой и методиками проектного управления в рамках дисциплины с учётом её особенностей с другими кураторами и преподавателями.</text:span></text:p>
      <text:p text:style-name="P50"><text:span text:style-name="T45">Решение проблемы:</text:span><text:span text:style-name="T41"> сайт, на котором кураторы и преподаватели могли бы публиковать свои статьи с наработками, практиками и методиками, сложившимися за время проектного обучения с другими кураторами, обсуждать и комментировать статьи, передавать информацию студентам.</text:span></text:p>
      <text:p text:style-name="P34"/>
      <text:h text:style-name="P10" text:outline-level="2">5.<text:span text:style-name="T19">4</text:span> <text:span text:style-name="T18">Преподаватели без опыта курирования</text:span><text:span text:style-name="T17"> </text:span><text:span text:style-name="T18">в рамках «Проектной деятельности»</text:span></text:h>
      <text:p text:style-name="P42"><text:span text:style-name="T7">Образование:</text:span> <text:span text:style-name="T30">высшее неполное или высшее полное.</text:span></text:p>
      <text:p text:style-name="P40"><text:span text:style-name="T21">Опыт работы:</text:span><text:span text:style-name="T28"> академический или рыночный.</text:span></text:p>
      <text:p text:style-name="P42"><text:span text:style-name="T7">Ценности:</text:span> <text:span text:style-name="T30">обучение молодого поколения, личностный рост.</text:span></text:p>
      <text:p text:style-name="P42"><text:span text:style-name="T22">З</text:span><text:span text:style-name="T23">адачи:</text:span><text:span text:style-name="T31"> изучить необходимые для куратора компетенции.</text:span></text:p>
      <text:p text:style-name="P42"><text:span text:style-name="T24">Средства получения</text:span><text:span text:style-name="T7"> информации:</text:span> <text:span text:style-name="T13">статьи по узким тематикам</text:span>, способы получения: сайты (Хабр и др.), поиск (конкретные запросы)<text:span text:style-name="T1">, </text:span><text:span text:style-name="T41">профессиональная литература, </text:span><text:span text:style-name="T44">курсы.</text:span></text:p>
      <text:p text:style-name="P35"><text:soft-page-break/><text:span text:style-name="T7">Что влияет на выбор: </text:span>качество контента, стилистика, <text:span text:style-name="T53">понятность</text:span><text:span text:style-name="T51">.</text:span></text:p>
      <text:p text:style-name="P36"><text:span text:style-name="T7">Проблема:</text:span> не вся информация в Сети применима к <text:span text:style-name="T1">IT </text:span>и студенческим (неформальным) проектам, не всегда источнику информации можно доверять, у самого преподавателя недостаточно времени/желания глубоко погружаться в область проектного менеджмента, <text:span text:style-name="T56">зачастую описания методик и практик не дают представления о реальном процессе, не описываются типичные ошибки и встречающиеся проблемы.</text:span></text:p>
      <text:p text:style-name="P37">Решение проблемы: <text:span text:style-name="T60">сайт, на котором преподаватели могли бы читать о методиках, практиках и наработках действующих кураторов в рамках дисциплины.</text:span></text:p>
      <text:p text:style-name="P34"/>
      <text:h text:style-name="P11" text:outline-level="2">5.<text:span text:style-name="T19">5</text:span> Обучающиеся<text:span text:style-name="T54"> </text:span><text:span text:style-name="T52">в рамках «Проектной деятельности» </text:span><text:span text:style-name="T47">(не </text:span><text:span text:style-name="T3">PM</text:span><text:span text:style-name="T47">ы)</text:span></text:h>
      <text:p text:style-name="P45"><text:span text:style-name="T7">Демографические признаки: </text:span>до 25 лет.</text:p>
      <text:p text:style-name="P45"><text:span text:style-name="T7">Образование: </text:span><text:span text:style-name="T34">неоконченное</text:span> высшее.</text:p>
      <text:p text:style-name="P45"><text:span text:style-name="T7">Ценности:</text:span> карьера, профессиональный рост, компетенции.</text:p>
      <text:p text:style-name="P45"><text:span text:style-name="T26">Цели</text:span><text:span text:style-name="T8">:</text:span><text:span text:style-name="T54"> «закрыть» сессию, получить диплом, закончить проект.</text:span></text:p>
      <text:p text:style-name="P43"><text:span text:style-name="T7">Задача:</text:span> узнать о проектной деятельности, чтобы не ошибиться с организацией работы команды.</text:p>
      <text:p text:style-name="P45"><text:span text:style-name="T7">Потребности в информации:</text:span> <text:span text:style-name="T55">чёткие текстовые описания процедур и мероприятий, данные о сроках, методах работы с кураторами и т.д.</text:span></text:p>
      <text:p text:style-name="P45"><text:span text:style-name="T27">Проблема:</text:span><text:span text:style-name="T33"> </text:span><text:span text:style-name="T35">информацию</text:span><text:span text:style-name="T32"> представляет лишь сайт регламента проектной деятельности, информация на котором зачастую не соответствует действительности, или не является исчерпывающей.</text:span></text:p>
      <text:p text:style-name="P51"><text:span text:style-name="T32">Р</text:span><text:span text:style-name="T28">ешение проблемы: </text:span><text:span text:style-name="T36">параллельн</text:span><text:span text:style-name="T37">ый</text:span><text:span text:style-name="T36"> регламенту сайт </text:span><text:span text:style-name="T37">с информацией о проектной деятельности в Политехе.</text:span></text:p>
      <text:p text:style-name="P45"><text:span text:style-name="T32"/></text:p>
      <text:h text:style-name="P12" text:outline-level="2">5.<text:span text:style-name="T20">6</text:span> Обучающиеся <text:span text:style-name="T59">проектному менеджменту</text:span><text:span text:style-name="T54"> </text:span><text:span text:style-name="T52">в рамках</text:span><text:span text:style-name="T47"> </text:span><text:span text:style-name="T48">иных дисциплин</text:span></text:h>
      <text:p text:style-name="P49"><text:span text:style-name="T7">Демографические признаки: </text:span>до 25 лет.</text:p>
      <text:p text:style-name="P49"><text:soft-page-break/><text:span text:style-name="T7">Образование: </text:span><text:span text:style-name="T34">неоконченное</text:span> высшее.</text:p>
      <text:p text:style-name="P49"><text:span text:style-name="T7">Ценности:</text:span> карьера, профессиональный рост, компетенции.</text:p>
      <text:p text:style-name="P49"><text:span text:style-name="T26">Цели</text:span><text:span text:style-name="T8">:</text:span><text:span text:style-name="T54"> «закрыть» сессию, получить диплом, </text:span><text:span text:style-name="T59">освоить компетенци.</text:span></text:p>
      <text:p text:style-name="P44"><text:span text:style-name="T7">Задача:</text:span> узнать о проектной деятельности, чтобы не ошибиться с организацией работы команды.</text:p>
      <text:p text:style-name="P49"><text:span text:style-name="T7">Потребности в информации: </text:span><text:span text:style-name="T35">лекции, видео и презентации по дисциплине в одном месте.</text:span></text:p>
      <text:p text:style-name="P49"><text:span text:style-name="T27">Проблема: </text:span><text:span text:style-name="T35">до конца не ясна, требуется опрос преподавателей.</text:span></text:p>
      <text:h text:style-name="P9" text:outline-level="1"><text:bookmark-start text:name="__RefHeading___Toc897_2441561362"/><text:span text:style-name="T40">8</text:span><text:bookmark-start text:name="_Toc55473623"/> Дополнительная информация<text:bookmark-end text:name="__RefHeading___Toc897_2441561362"/><text:bookmark-end text:name="_Toc55473623"/></text:h>
      <text:list xml:id="list120603415181849" text:continue-list="list120603204917614" text:style-name="WWNum21">
        <text:list-item text:start-value="1">
          <text:p text:style-name="P22">Изменения в настоящий документ вносятся по соглашению сторон на основании дополнительных соглашений.</text:p>
        </text:list-item>
        <text:list-item text:style-override="WWNum1">
          <text:p text:style-name="P13">По любым вопросам трактовки текста можно обращаться к автору документа: Наконечный Павел, sneakbug8@gmail.co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Обычный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tru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tru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tru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true" fo:text-align="center" style:justify-single-word="false" fo:keep-together="always" fo:break-before="pag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071cm" fo:margin-bottom="0cm" style:contextual-spacing="true" fo:text-align="start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text-align="start" style:justify-single-word="false" fo:keep-together="always" fo:keep-with-next="always"/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auto-update="true" style:default-outline-level="" style:list-style-name="WWNum1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style:contextual-spacing="true" fo:line-height="108%" fo:text-indent="0cm" style:auto-text-indent="false" fo:break-before="auto" fo:break-after="auto"/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style:contextual-spacing="true" fo:text-indent="1.251cm" style:auto-text-indent="false"/>
    </style:style>
    <style:style style:name="Изображение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wrap_5f_indent" style:display-name="wrap_indent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Изображение_20_Знак" style:display-name="Изображе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0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1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2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3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4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5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6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7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8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bullet text:level="2" text:style-name="ListLabel_20_19" text:bullet-char="">
        <style:list-level-properties text:list-level-position-and-space-mode="label-alignment">
          <style:list-level-label-alignment text:label-followed-by="listtab" fo:text-indent="-1.005cm" fo:margin-left="2.89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6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6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3</text:page-number></text:p>
        <text:p text:style-name="Footer"/>
      </style:footer>
    </style:master-page>
    <style:master-page style:name="Converted2" style:page-layout-name="Mpm1" style:next-style-name="Converted1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18:57:00</meta:creation-date>
    <meta:initial-creator>RePack by Diakov</meta:initial-creator>
    <dc:language>ru-RU</dc:language>
    <dc:date>2020-12-10T12:06:02.451000000</dc:date>
    <meta:editing-cycles>168</meta:editing-cycles>
    <meta:editing-duration>PT4H22M31S</meta:editing-duration>
    <meta:generator>LibreOffice/7.0.3.1$Windows_X86_64 LibreOffice_project/d7547858d014d4cf69878db179d326fc3483e082</meta:generator>
    <meta:document-statistic meta:table-count="1" meta:image-count="0" meta:object-count="0" meta:page-count="13" meta:paragraph-count="140" meta:word-count="1295" meta:character-count="10380" meta:non-whitespace-character-count="923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